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3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2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0" calcext:value-type="float">
            <text:p>0</text:p>
          </table:table-cell>
          <table:table-cell table:style-name="ce42" table:formula="of:=[.D3]/[.$D$12]" office:value-type="percentage" office:value="0" calcext:value-type="percentage">
            <text:p>0,0%</text:p>
          </table:table-cell>
          <table:table-cell table:style-name="ce46" table:formula="of:=[.E3]" office:value-type="percentage" office:value="0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4]+[.C4]" office:value-type="float" office:value="35" calcext:value-type="float">
            <text:p>35</text:p>
          </table:table-cell>
          <table:table-cell table:style-name="ce42" table:formula="of:=[.D4]/[.$D$12]" office:value-type="percentage" office:value="0.125" calcext:value-type="percentage">
            <text:p>12,5%</text:p>
          </table:table-cell>
          <table:table-cell table:style-name="ce47" table:formula="of:=[.F3]+[.E4]" office:value-type="percentage" office:value="0.125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35" table:formula="of:=[.B5]+[.C5]" office:value-type="float" office:value="50" calcext:value-type="float">
            <text:p>50</text:p>
          </table:table-cell>
          <table:table-cell table:style-name="ce42" table:formula="of:=[.D5]/[.$D$12]" office:value-type="percentage" office:value="0.178571428571429" calcext:value-type="percentage">
            <text:p>17,9%</text:p>
          </table:table-cell>
          <table:table-cell table:style-name="ce46" table:formula="of:=[.F4]+[.E5]" office:value-type="percentage" office:value="0.303571428571429" calcext:value-type="percentage">
            <text:p>3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35" table:formula="of:=[.B6]+[.C6]" office:value-type="float" office:value="23" calcext:value-type="float">
            <text:p>23</text:p>
          </table:table-cell>
          <table:table-cell table:style-name="ce42" table:formula="of:=[.D6]/[.$D$12]" office:value-type="percentage" office:value="0.0821428571428571" calcext:value-type="percentage">
            <text:p>8,2%</text:p>
          </table:table-cell>
          <table:table-cell table:style-name="ce48" table:formula="of:=[.F5]+[.E6]" office:value-type="percentage" office:value="0.385714285714286" calcext:value-type="percentage">
            <text:p>3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35" table:formula="of:=[.B7]+[.C7]" office:value-type="float" office:value="46" calcext:value-type="float">
            <text:p>46</text:p>
          </table:table-cell>
          <table:table-cell table:style-name="ce42" table:formula="of:=[.D7]/[.$D$12]" office:value-type="percentage" office:value="0.164285714285714" calcext:value-type="percentage">
            <text:p>16,4%</text:p>
          </table:table-cell>
          <table:table-cell table:style-name="ce48" table:formula="of:=[.F6]+[.E7]" office:value-type="percentage" office:value="0.55" calcext:value-type="percentage">
            <text:p>5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style-name="ce35" table:formula="of:=[.B8]+[.C8]" office:value-type="float" office:value="51" calcext:value-type="float">
            <text:p>51</text:p>
          </table:table-cell>
          <table:table-cell table:style-name="ce42" table:formula="of:=[.D8]/[.$D$12]" office:value-type="percentage" office:value="0.182142857142857" calcext:value-type="percentage">
            <text:p>18,2%</text:p>
          </table:table-cell>
          <table:table-cell table:style-name="ce46" table:formula="of:=[.F7]+[.E8]" office:value-type="percentage" office:value="0.732142857142857" calcext:value-type="percentage">
            <text:p>7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5" table:formula="of:=[.B9]+[.C9]" office:value-type="float" office:value="31" calcext:value-type="float">
            <text:p>31</text:p>
          </table:table-cell>
          <table:table-cell table:style-name="ce42" table:formula="of:=[.D9]/[.$D$12]" office:value-type="percentage" office:value="0.110714285714286" calcext:value-type="percentage">
            <text:p>11,1%</text:p>
          </table:table-cell>
          <table:table-cell table:style-name="ce46" table:formula="of:=[.F8]+[.E9]" office:value-type="percentage" office:value="0.842857142857143" calcext:value-type="percentage">
            <text:p>8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35" table:formula="of:=[.B10]+[.C10]" office:value-type="float" office:value="17" calcext:value-type="float">
            <text:p>17</text:p>
          </table:table-cell>
          <table:table-cell table:style-name="ce42" table:formula="of:=[.D10]/[.$D$12]" office:value-type="percentage" office:value="0.0607142857142857" calcext:value-type="percentage">
            <text:p>6,1%</text:p>
          </table:table-cell>
          <table:table-cell table:style-name="ce46" table:formula="of:=[.F9]+[.E10]" office:value-type="percentage" office:value="0.903571428571429" calcext:value-type="percentage">
            <text:p>9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35" table:formula="of:=[.B11]+[.C11]" office:value-type="float" office:value="27" calcext:value-type="float">
            <text:p>27</text:p>
          </table:table-cell>
          <table:table-cell table:style-name="ce43" table:formula="of:=[.D11]/[.$D$12]" office:value-type="percentage" office:value="0.0964285714285714" calcext:value-type="percentage">
            <text:p>9,6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31" calcext:value-type="float">
            <text:p>131</text:p>
          </table:table-cell>
          <table:table-cell table:style-name="ce20" table:formula="of:=SUM([.C3:.C11])" office:value-type="float" office:value="149" calcext:value-type="float">
            <text:p>149</text:p>
          </table:table-cell>
          <table:table-cell table:style-name="ce36" table:formula="of:=SUM([.D3:.D11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67857142857143" calcext:value-type="percentage">
            <text:p>47 %</text:p>
          </table:table-cell>
          <table:table-cell table:style-name="ce21" table:formula="of:=[.C12]/[.D12]" office:value-type="percentage" office:value="0.532142857142857" calcext:value-type="percentage">
            <text:p>53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7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04" calcext:value-type="float">
            <text:p>204</text:p>
          </table:table-cell>
          <table:table-cell table:style-name="ce38" office:value-type="float" office:value="7" calcext:value-type="float">
            <text:p>7</text:p>
          </table:table-cell>
          <table:table-cell table:style-name="ce23" table:formula="of:=SUM([.A18:.D18])" office:value-type="float" office:value="282" calcext:value-type="float">
            <text:p>282</text:p>
          </table:table-cell>
          <table:table-cell/>
          <table:table-cell table:style-name="ce59" office:value-type="percentage" office:value="0.039" calcext:value-type="percentage" table:number-columns-spanned="3" table:number-rows-spanned="1">
            <text:p>3,9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45390070921986" calcext:value-type="percentage">
            <text:p>14,5%</text:p>
          </table:table-cell>
          <table:table-cell table:style-name="ce9" table:formula="of:=[.B18]/[.$E$18]" office:value-type="percentage" office:value="0.106382978723404" calcext:value-type="percentage">
            <text:p>10,6%</text:p>
          </table:table-cell>
          <table:table-cell table:style-name="ce9" table:formula="of:=[.C18]/[.$E$18]" office:value-type="percentage" office:value="0.723404255319149" calcext:value-type="percentage">
            <text:p>72,3%</text:p>
          </table:table-cell>
          <table:table-cell table:style-name="ce9" table:formula="of:=[.D18]/[.$E$18]" office:value-type="percentage" office:value="0.024822695035461" calcext:value-type="percentage">
            <text:p>2,5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en 1 caso confirmado no ha sido posible identificar la existencia o no de sintomatología</text:p>
          </table:table-cell>
          <table:table-cell table:number-columns-repeated="5"/>
          <table:table-cell table:style-name="ce60" office:value-type="float" office:value="10.8" calcext:value-type="float" table:number-columns-spanned="3" table:number-rows-spanned="1">
            <text:p>10,8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45" calcext:value-type="float">
            <text:p>145</text:p>
          </table:table-cell>
          <table:table-cell table:style-name="ce30" table:formula="of:=[.B22]/[.E18]" office:value-type="percentage" office:value="0.514184397163121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36" calcext:value-type="float">
            <text:p>136</text:p>
          </table:table-cell>
          <table:table-cell table:style-name="ce31" table:formula="of:=[.B23]/[.E18]" office:value-type="percentage" office:value="0.482269503546099" calcext:value-type="percentage">
            <text:p>4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2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21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28]/[.$B$94]" office:value-type="percentage" office:value="0.0460992907801418" calcext:value-type="percentage">
            <text:p>4,61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11" calcext:value-type="float">
            <text:p>11</text:p>
          </table:table-cell>
          <table:table-cell table:style-name="ce71" table:formula="of:=[.G28]/[.G$37]" office:value-type="percentage" office:value="0.0390070921985816" calcext:value-type="percentage">
            <text:p>3,90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29]/[.$B$94]" office:value-type="percentage" office:value="0.0425531914893617" calcext:value-type="percentage">
            <text:p>4,2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[.G29]/[.G$37]" office:value-type="percentage" office:value="0.0567375886524823" calcext:value-type="percentage">
            <text:p>5,67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0]/[.$B$94]" office:value-type="percentage" office:value="0.0425531914893617" calcext:value-type="percentage">
            <text:p>4,26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4" calcext:value-type="float">
            <text:p>4</text:p>
          </table:table-cell>
          <table:table-cell table:style-name="ce72" table:formula="of:=[.G30]/[.G$37]" office:value-type="percentage" office:value="0.0141843971631206" calcext:value-type="percentage">
            <text:p>1,42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1]/[.$B$94]" office:value-type="percentage" office:value="0.0425531914893617" calcext:value-type="percentage">
            <text:p>4,26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27" calcext:value-type="float">
            <text:p>27</text:p>
          </table:table-cell>
          <table:table-cell table:style-name="ce72" table:formula="of:=[.G31]/[.G$37]" office:value-type="percentage" office:value="0.0957446808510638" calcext:value-type="percentage">
            <text:p>9,57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2]/[.$B$94]" office:value-type="percentage" office:value="0.0425531914893617" calcext:value-type="percentage">
            <text:p>4,26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[.G32]/[.G$37]" office:value-type="percentage" office:value="0.0567375886524823" calcext:value-type="percentage">
            <text:p>5,67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3]/[.$B$94]" office:value-type="percentage" office:value="0.0390070921985816" calcext:value-type="percentage">
            <text:p>3,90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3" office:value-type="float" office:value="33" calcext:value-type="float">
            <text:p>33</text:p>
          </table:table-cell>
          <table:table-cell table:style-name="ce73" table:formula="of:=[.G33]/[.G$37]" office:value-type="percentage" office:value="0.117021276595745" calcext:value-type="percentage">
            <text:p>11,7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4]/[.$B$94]" office:value-type="percentage" office:value="0.0390070921985816" calcext:value-type="percentage">
            <text:p>3,90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72" calcext:value-type="float">
            <text:p>72</text:p>
          </table:table-cell>
          <table:table-cell table:style-name="ce74" table:formula="of:=[.G34]/[.G$37]" office:value-type="percentage" office:value="0.25531914893617" calcext:value-type="percentage">
            <text:p>25,5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5]/[.$B$94]" office:value-type="percentage" office:value="0.0354609929078014" calcext:value-type="percentage">
            <text:p>3,55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82" calcext:value-type="float">
            <text:p>82</text:p>
          </table:table-cell>
          <table:table-cell table:style-name="ce75" table:formula="of:=[.G35]/[.G$37]" office:value-type="percentage" office:value="0.290780141843972" calcext:value-type="percentage">
            <text:p>29,08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6]/[.$B$94]" office:value-type="percentage" office:value="0.0354609929078014" calcext:value-type="percentage">
            <text:p>3,55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21" calcext:value-type="float">
            <text:p>21</text:p>
          </table:table-cell>
          <table:table-cell table:style-name="ce76" table:formula="of:=[.G36]/[.G$37]" office:value-type="percentage" office:value="0.074468085106383" calcext:value-type="percentage">
            <text:p>7,45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94]" office:value-type="percentage" office:value="0.0283687943262411" calcext:value-type="percentage">
            <text:p>2,84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282" calcext:value-type="float">
            <text:p>282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8]/[.$B$94]" office:value-type="percentage" office:value="0.024822695035461" calcext:value-type="percentage">
            <text:p>2,48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9]/[.$B$94]" office:value-type="percentage" office:value="0.024822695035461" calcext:value-type="percentage">
            <text:p>2,48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0]/[.$B$94]" office:value-type="percentage" office:value="0.024822695035461" calcext:value-type="percentage">
            <text:p>2,48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Castejón de So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1]/[.$B$94]" office:value-type="percentage" office:value="0.0212765957446808" calcext:value-type="percentage">
            <text:p>2,13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2]/[.$B$94]" office:value-type="percentage" office:value="0.0212765957446808" calcext:value-type="percentage">
            <text:p>2,13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3]/[.$B$94]" office:value-type="percentage" office:value="0.0212765957446808" calcext:value-type="percentage">
            <text:p>2,13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4]/[.$B$94]" office:value-type="percentage" office:value="0.0212765957446808" calcext:value-type="percentage">
            <text:p>2,13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5]/[.$B$94]" office:value-type="percentage" office:value="0.0212765957446808" calcext:value-type="percentage">
            <text:p>2,13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94]" office:value-type="percentage" office:value="0.0177304964539007" calcext:value-type="percentage">
            <text:p>1,77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94]" office:value-type="percentage" office:value="0.0177304964539007" calcext:value-type="percentage">
            <text:p>1,77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8]/[.$B$94]" office:value-type="percentage" office:value="0.0177304964539007" calcext:value-type="percentage">
            <text:p>1,77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9]/[.$B$94]" office:value-type="percentage" office:value="0.0141843971631206" calcext:value-type="percentage">
            <text:p>1,42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0]/[.$B$94]" office:value-type="percentage" office:value="0.0141843971631206" calcext:value-type="percentage">
            <text:p>1,42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94]" office:value-type="percentage" office:value="0.0141843971631206" calcext:value-type="percentage">
            <text:p>1,42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94]" office:value-type="percentage" office:value="0.0141843971631206" calcext:value-type="percentage">
            <text:p>1,42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ía d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3]/[.$B$94]" office:value-type="percentage" office:value="0.0141843971631206" calcext:value-type="percentage">
            <text:p>1,42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4]/[.$B$94]" office:value-type="percentage" office:value="0.0141843971631206" calcext:value-type="percentage">
            <text:p>1,42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94]" office:value-type="percentage" office:value="0.0106382978723404" calcext:value-type="percentage">
            <text:p>1,06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6]/[.$B$94]" office:value-type="percentage" office:value="0.0106382978723404" calcext:value-type="percentage">
            <text:p>1,06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7]/[.$B$94]" office:value-type="percentage" office:value="0.0106382978723404" calcext:value-type="percentage">
            <text:p>1,06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8]/[.$B$94]" office:value-type="percentage" office:value="0.0106382978723404" calcext:value-type="percentage">
            <text:p>1,06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9]/[.$B$94]" office:value-type="percentage" office:value="0.0106382978723404" calcext:value-type="percentage">
            <text:p>1,06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0]/[.$B$94]" office:value-type="percentage" office:value="0.0106382978723404" calcext:value-type="percentage">
            <text:p>1,06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1]/[.$B$94]" office:value-type="percentage" office:value="0.0106382978723404" calcext:value-type="percentage">
            <text:p>1,06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2]/[.$B$94]" office:value-type="percentage" office:value="0.00709219858156028" calcext:value-type="percentage">
            <text:p>0,71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3]/[.$B$94]" office:value-type="percentage" office:value="0.00709219858156028" calcext:value-type="percentage">
            <text:p>0,71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4]/[.$B$94]" office:value-type="percentage" office:value="0.00709219858156028" calcext:value-type="percentage">
            <text:p>0,71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94]" office:value-type="percentage" office:value="0.00709219858156028" calcext:value-type="percentage">
            <text:p>0,71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94]" office:value-type="percentage" office:value="0.00709219858156028" calcext:value-type="percentage">
            <text:p>0,71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7]/[.$B$94]" office:value-type="percentage" office:value="0.00709219858156028" calcext:value-type="percentage">
            <text:p>0,71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94]" office:value-type="percentage" office:value="0.00709219858156028" calcext:value-type="percentage">
            <text:p>0,71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94]" office:value-type="percentage" office:value="0.00709219858156028" calcext:value-type="percentage">
            <text:p>0,71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0]/[.$B$94]" office:value-type="percentage" office:value="0.00354609929078014" calcext:value-type="percentage">
            <text:p>0,35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1]/[.$B$94]" office:value-type="percentage" office:value="0.00354609929078014" calcext:value-type="percentage">
            <text:p>0,35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2]/[.$B$94]" office:value-type="percentage" office:value="0.00354609929078014" calcext:value-type="percentage">
            <text:p>0,35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3]/[.$B$94]" office:value-type="percentage" office:value="0.00354609929078014" calcext:value-type="percentage">
            <text:p>0,35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4]/[.$B$94]" office:value-type="percentage" office:value="0.00354609929078014" calcext:value-type="percentage">
            <text:p>0,35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5]/[.$B$94]" office:value-type="percentage" office:value="0.00354609929078014" calcext:value-type="percentage">
            <text:p>0,35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94]" office:value-type="percentage" office:value="0.00354609929078014" calcext:value-type="percentage">
            <text:p>0,35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94]" office:value-type="percentage" office:value="0.00354609929078014" calcext:value-type="percentage">
            <text:p>0,35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4]" office:value-type="percentage" office:value="0.00354609929078014" calcext:value-type="percentage">
            <text:p>0,35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4]" office:value-type="percentage" office:value="0.00354609929078014" calcext:value-type="percentage">
            <text:p>0,35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4]" office:value-type="percentage" office:value="0.00354609929078014" calcext:value-type="percentage">
            <text:p>0,35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4]" office:value-type="percentage" office:value="0.00354609929078014" calcext:value-type="percentage">
            <text:p>0,35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4]" office:value-type="percentage" office:value="0.00354609929078014" calcext:value-type="percentage">
            <text:p>0,35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4]" office:value-type="percentage" office:value="0.00354609929078014" calcext:value-type="percentage">
            <text:p>0,35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4]" office:value-type="percentage" office:value="0.00354609929078014" calcext:value-type="percentage">
            <text:p>0,35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4]" office:value-type="percentage" office:value="0.00354609929078014" calcext:value-type="percentage">
            <text:p>0,35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4]" office:value-type="percentage" office:value="0.00354609929078014" calcext:value-type="percentage">
            <text:p>0,35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4]" office:value-type="percentage" office:value="0.00354609929078014" calcext:value-type="percentage">
            <text:p>0,35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4]" office:value-type="percentage" office:value="0.00354609929078014" calcext:value-type="percentage">
            <text:p>0,35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4]" office:value-type="percentage" office:value="0.00354609929078014" calcext:value-type="percentage">
            <text:p>0,35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4]" office:value-type="percentage" office:value="0.00354609929078014" calcext:value-type="percentage">
            <text:p>0,35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4]" office:value-type="percentage" office:value="0.00354609929078014" calcext:value-type="percentage">
            <text:p>0,35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4]" office:value-type="percentage" office:value="0.00354609929078014" calcext:value-type="percentage">
            <text:p>0,35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21" calcext:value-type="float">
            <text:p>21</text:p>
          </table:table-cell>
          <table:table-cell table:style-name="ce33" table:formula="of:=[.B93]/[.$B$94]" office:value-type="percentage" office:value="0.074468085106383" calcext:value-type="percentage">
            <text:p>7,45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3])" office:value-type="float" office:value="282" calcext:value-type="float">
            <text:p>282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81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30'.$A$1" table:cell-range-address="$'20200930'.$A$27:.$D$81"/>
        </table:named-expressions>
      </table:table>
      <table:named-expressions/>
      <table:database-ranges>
        <table:database-range table:name="__Anonymous_Sheet_DB__0" table:target-range-address="'20200930'.A27:'20200930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30" style:display-name="PageStyle_202009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1T12:47:38</dc:date>
    <meta:generator>LibreOffice/6.0.7.3$Linux_X86_64 LibreOffice_project/00m0$Build-3</meta:generator>
    <meta:document-statistic meta:table-count="1" meta:cell-count="39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